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rojekte</text:p>
      <text:h text:style-name="Heading_20_1" text:outline-level="1">Stoff</text:h>
      <text:h text:style-name="Heading_20_2" text:outline-level="2">Basteln</text:h>
      <text:h text:style-name="Heading_20_3" text:outline-level="3">Holz</text:h>
      <text:h text:style-name="Heading_20_3" text:outline-level="3">Papier</text:h>
      <text:h text:style-name="Heading_20_4" text:outline-level="4">Origami</text:h>
      <text:h text:style-name="Heading_20_2" text:outline-level="2">Farbe</text:h>
      <text:h text:style-name="Heading_20_3" text:outline-level="3">Mahlen</text:h>
      <text:h text:style-name="Heading_20_3" text:outline-level="3">Färben</text:h>
      <text:h text:style-name="Heading_20_1" text:outline-level="1">Garn</text:h>
      <text:h text:style-name="Heading_20_2" text:outline-level="2">Flächen</text:h>
      <text:h text:style-name="Heading_20_3" text:outline-level="3">Häkeln</text:h>
      <text:h text:style-name="Heading_20_3" text:outline-level="3">Stricken</text:h>
      <text:h text:style-name="Heading_20_3" text:outline-level="3">Weben</text:h>
      <text:h text:style-name="Heading_20_2" text:outline-level="2">Ornamente</text:h>
      <text:h text:style-name="Heading_20_3" text:outline-level="3">Spitze</text:h>
      <text:h text:style-name="Heading_20_4" text:outline-level="4">Frivolitè</text:h>
      <text:h text:style-name="Heading_20_4" text:outline-level="4">Makramee</text:h>
      <text:h text:style-name="Heading_20_4" text:outline-level="4">Klöppeln</text:h>
      <text:h text:style-name="Heading_20_3" text:outline-level="3">Borte</text:h>
      <text:h text:style-name="Heading_20_4" text:outline-level="4">Bertchenweben</text:h>
      <text:h text:style-name="Heading_20_3" text:outline-level="3">Bänder</text:h>
      <text:h text:style-name="Heading_20_4" text:outline-level="4">Kumihimo</text:h>
      <text:h text:style-name="Heading_20_4" text:outline-level="4">Flechtstern</text:h>
      <text:h text:style-name="Heading_20_1" text:outline-level="1">Nadel</text:h>
      <text:h text:style-name="Heading_20_2" text:outline-level="2">Nähen</text:h>
      <text:h text:style-name="Heading_20_3" text:outline-level="3">Kleidung</text:h>
      <text:h text:style-name="Heading_20_4" text:outline-level="4">Anziehendes</text:h>
      <text:h text:style-name="Heading_20_4" text:outline-level="4">Accessoires</text:h>
      <text:h text:style-name="Heading_20_5" text:outline-level="5">Taschen</text:h>
      <text:h text:style-name="Heading_20_3" text:outline-level="3">Patchwork</text:h>
      <text:h text:style-name="Heading_20_4" text:outline-level="4">Quilt</text:h>
      <text:h text:style-name="Heading_20_5" text:outline-level="5">Patchen</text:h>
      <text:h text:style-name="Heading_20_5" text:outline-level="5">Quilten</text:h>
      <text:h text:style-name="Heading_20_4" text:outline-level="4">Deko</text:h>
      <text:h text:style-name="Heading_20_2" text:outline-level="2">Verschöhnerungen</text:h>
      <text:h text:style-name="Heading_20_3" text:outline-level="3">Sticken</text:h>
      <text:h text:style-name="Heading_20_3" text:outline-level="3">Perlen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